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 style:master-page-name="Standard">
      <style:table-properties style:width="16.51cm" fo:margin-left="0cm" fo:margin-top="0cm" fo:margin-bottom="0cm" style:page-number="1" fo:break-before="auto" fo:break-after="auto" table:align="left"/>
    </style:style>
    <style:style style:name="Table1.A" style:family="table-column">
      <style:table-column-properties style:column-width="4.232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6.802cm"/>
    </style:style>
    <style:style style:name="Table1.1" style:family="table-row">
      <style:table-row-properties style:min-row-height="0.667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13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P2" style:family="paragraph" style:parent-style-name="Title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12pt" style:font-size-asian="12pt" style:font-size-complex="12pt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Liberation Serif" fo:font-size="12pt" officeooo:rsid="00109cdc" officeooo:paragraph-rsid="00109cdc" style:font-size-asian="12pt" style:font-size-complex="12pt"/>
    </style:style>
    <style:style style:name="P8" style:family="paragraph" style:parent-style-name="Standard" style:list-style-name="WWNum1" style:master-page-name="">
      <loext:graphic-properties draw:fill="none"/>
      <style:paragraph-properties fo:margin-left="1.9cm" fo:margin-right="0cm" fo:line-height="115%" fo:text-indent="-0.6cm" style:auto-text-indent="false" style:page-number="auto" fo:background-color="transparent"/>
      <style:text-properties style:font-name="Liberation Serif" fo:font-size="12pt" officeooo:rsid="00109cdc" officeooo:paragraph-rsid="00109cdc" style:font-size-asian="12pt" style:font-size-complex="12pt"/>
    </style:style>
    <style:style style:name="P9" style:family="paragraph" style:parent-style-name="Standard" style:list-style-name="WWNum1">
      <loext:graphic-properties draw:fill="none"/>
      <style:paragraph-properties fo:margin-left="1.9cm" fo:margin-right="0cm" fo:line-height="115%" fo:text-indent="-0.6cm" style:auto-text-indent="false" fo:background-color="transparent"/>
      <style:text-properties style:font-name="Liberation Serif" fo:font-size="12pt" officeooo:rsid="00109cdc" officeooo:paragraph-rsid="00109cdc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12pt" fo:font-weight="normal" officeooo:rsid="00109cdc" officeooo:paragraph-rsid="00109cd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 fo:orphans="0" fo:widows="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109cd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ambar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Nama Mata Kuliah</text:p>
          </table:table-cell>
          <table:table-cell table:style-name="Table1.A1" office:value-type="string">
            <text:p text:style-name="P10">Komunikasi Data</text:p>
          </table:table-cell>
          <table:table-cell table:style-name="Table1.A1" office:value-type="string">
            <text:p text:style-name="P5">Capaian Pembelajaran Mata Kuliah</text:p>
          </table:table-cell>
        </table:table-row>
        <table:table-row table:style-name="Table1.2">
          <table:table-cell table:style-name="Table1.A1" office:value-type="string">
            <text:p text:style-name="P5">Kode Mata Kuliah</text:p>
          </table:table-cell>
          <table:table-cell table:style-name="Table1.A1" office:value-type="string">
            <text:p text:style-name="P6">TE20141<text:span text:style-name="T1">7</text:span></text:p>
          </table:table-cell>
          <table:table-cell table:style-name="Table1.A1" table:number-rows-spanned="3" office:value-type="string">
            <text:p text:style-name="P11">Sub-CPMK 5. Mahasiswa mampu mengimplementasikan teknik pengkodean data secara mandiri dan bertanggung jawab (C3, P2, A2)</text:p>
            <text:p text:style-name="P6"/>
          </table:table-cell>
        </table:table-row>
        <table:table-row table:style-name="Table1.2">
          <table:table-cell table:style-name="Table1.A1" office:value-type="string">
            <text:p text:style-name="P5">Semester/SKS</text:p>
          </table:table-cell>
          <table:table-cell table:style-name="Table1.A1" office:value-type="string">
            <text:p text:style-name="P6">4/<text:span text:style-name="T1">2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5">Dosen Pengampu</text:p>
          </table:table-cell>
          <table:table-cell table:style-name="Table1.A1" office:value-type="string">
            <text:p text:style-name="P6">Mifta Nur Farid, S.T., M.T.</text:p>
            <text:p text:style-name="P6">Riza Hadi Saputra, S.T., M.T.</text:p>
          </table:table-cell>
          <table:covered-table-cell table:style-name="Table1.A1"/>
        </table:table-row>
      </table:table>
      <text:p text:style-name="Standard"/>
      <text:list xml:id="list2538434810" text:style-name="WWNum1">
        <text:list-item>
          <text:p text:style-name="P7">Gambar sinyal digital dari bitstream berikut ini</text:p>
          <text:p text:style-name="P7"/>
          <text:p text:style-name="P7">1 1 0 0 0 0 1 0 0 0 0 1 0 0 0 0 0 0 0 0</text:p>
          <text:p text:style-name="P7"/>
          <text:list>
            <text:list-item>
              <text:p text:style-name="P8">NRZ-L</text:p>
            </text:list-item>
            <text:list-item>
              <text:p text:style-name="P9">NRZ-I</text:p>
            </text:list-item>
            <text:list-item>
              <text:p text:style-name="P9">Bipolar-AMI</text:p>
            </text:list-item>
            <text:list-item>
              <text:p text:style-name="P9">Pseudoternary</text:p>
            </text:list-item>
            <text:list-item>
              <text:p text:style-name="P9">Manchester</text:p>
            </text:list-item>
            <text:list-item>
              <text:p text:style-name="P9">D-Manchester</text:p>
            </text:list-item>
            <text:list-item>
              <text:p text:style-name="P9">B8ZS</text:p>
            </text:list-item>
            <text:list-item>
              <text:p text:style-name="P9">HDB3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ambar" style:family="paragraph" style:parent-style-name="Caption">
      <style:paragraph-properties fo:text-align="center" style:justify-single-word="false"/>
      <style:text-properties fo:font-size="9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3.016cm"/>
    </style:style>
    <style:style style:name="Table2.B" style:family="table-column">
      <style:table-column-properties style:column-width="9.79cm"/>
    </style:style>
    <style:style style:name="Table2.C" style:family="table-column">
      <style:table-column-properties style:column-width="3.704cm"/>
    </style:style>
    <style:style style:name="Table2.1" style:family="table-row">
      <style:table-row-properties style:min-row-height="0.64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0.191cm" fo:keep-together="auto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/>
    </style:style>
    <style:style style:name="MP2" style:family="paragraph" style:parent-style-name="Title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Liberation Serif" fo:font-weight="bold" style:font-weight-asian="bold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Liberation Serif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36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4" office:value-type="string">
              <text:p text:style-name="MP1"><draw:frame draw:style-name="Mfr1" draw:name="image1.png" text:anchor-type="as-char" svg:width="2.605cm" svg:height="1.679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2">TUGAS INDIVIDU</text:p>
              <text:p text:style-name="MP3">PROGRAM STUDI TEKNIK ELEKTO</text:p>
              <text:p text:style-name="MP3">Tahun Ajaran 2022-2023</text:p>
            </table:table-cell>
            <table:table-cell table:style-name="Table2.A1" office:value-type="string">
              <text:p text:style-name="MP4">No. Dok.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4">Tgl. Terbit :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A1" office:value-type="string">
              <text:p text:style-name="MP4">No. Revisi :</text:p>
            </table:table-cell>
          </table:table-row>
          <table:table-row table:style-name="Table2.4">
            <table:covered-table-cell table:style-name="Table2.A1"/>
            <table:covered-table-cell table:style-name="Table2.A1"/>
            <table:table-cell table:style-name="Table2.A1" office:value-type="string">
              <text:p text:style-name="MP4">Hal :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16T16:55:27.978835565</dc:date>
    <meta:editing-duration>PT24M59S</meta:editing-duration>
    <meta:editing-cycles>3</meta:editing-cycles>
    <meta:document-statistic meta:table-count="2" meta:image-count="1" meta:object-count="0" meta:page-count="1" meta:paragraph-count="29" meta:word-count="107" meta:character-count="564" meta:non-whitespace-character-count="494"/>
  </office:meta>
</office:document-meta>
</file>